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paragraph-rsid="0021d046"/>
    </style:style>
    <style:style style:name="P5" style:family="paragraph" style:parent-style-name="Standard">
      <style:text-properties officeooo:rsid="002468aa" officeooo:paragraph-rsid="002468aa"/>
    </style:style>
    <style:style style:name="P6" style:family="paragraph" style:parent-style-name="Standard">
      <style:text-properties officeooo:rsid="0028dbee" officeooo:paragraph-rsid="0028dbee"/>
    </style:style>
    <style:style style:name="P7" style:family="paragraph" style:parent-style-name="Standard">
      <style:text-properties officeooo:paragraph-rsid="0028dbee"/>
    </style:style>
    <style:style style:name="P8" style:family="paragraph" style:parent-style-name="Standard">
      <style:text-properties officeooo:rsid="00294d28" officeooo:paragraph-rsid="00294d28"/>
    </style:style>
    <style:style style:name="P9" style:family="paragraph" style:parent-style-name="Standard">
      <style:text-properties officeooo:rsid="002b242f" officeooo:paragraph-rsid="002b242f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5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5">1.1: O que é um<text:span text:style-name="T9">a</text:span> heap binári<text:span text:style-name="T9">a</text:span></text:p>
      <text:p text:style-name="P5"/>
      <text:p text:style-name="P3"><text:tab/>Um<text:span text:style-name="T9">a</text:span> heap binári<text:span text:style-name="T9">a</text:span> é um tipo de árvore binária que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significa dizer que, em um<text:span text:style-name="T9">a</text:span> heap binári<text:span text:style-name="T9">a</text:span> máxim<text:span text:style-name="T9">a,</text:span> o nó de maior valor será o nó raiz, em quanto os nós de menores valores serão os nós folha.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dizer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4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4"/>
      <text:p text:style-name="P3">2: Implementação</text:p>
      <text:p text:style-name="P4"/>
      <text:p text:style-name="P5">2.1: Decisões de implementação</text:p>
      <text:p text:style-name="P4"/>
      <text:p text:style-name="P4"><text:tab/><text:span text:style-name="T3">A implementação proposta neste material se utilizará de 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dizer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4"/>
      <text:p text:style-name="P6">2.2: Algoritmos</text:p>
      <text:p text:style-name="P4"/>
      <text:p text:style-name="P4"><text:tab/><text:span text:style-name="T6">A implementação utiliza 3 algoritmos básicos para a manipulação da fila de prioridade, sendo eles: inserção, consulta e remoção.</text:span></text:p>
      <text:p text:style-name="P4"/>
      <text:p text:style-name="P6">2.2.1: Algoritmo de inserção</text:p>
      <text:p text:style-name="P4"/>
      <text:p text:style-name="P4"><text:tab/><text:span text:style-name="T6">O algoritmo de inserção segue os seguintes passos:</text:span></text:p>
      <text:p text:style-name="P4">•<text:tab/>Verifica se a fila está cheia. Se estiver cheia, <text:span text:style-name="T6">não permite inserção;</text:span></text:p>
      <text:p text:style-name="P4">•<text:tab/>Incrementa o tamanho da fil<text:span text:style-name="T6">a;</text:span></text:p>
      <text:p text:style-name="P4">•<text:tab/>Insere o novo elemento no final do <text:span text:style-name="T6">vetor;</text:span></text:p>
      <text:p text:style-name="P4">•<text:tab/><text:span text:style-name="T6">C</text:span>ompara o valor do elemento com o valor de seu pai. Se o valor do pai for menor, troca o elemento com o pai e atualiza o índice para o pai;</text:p>
      <text:p text:style-name="P4"><text:soft-page-break/>•<text:tab/>Repete o processo até que o elemento esteja na posição correta na heap (quando seu pai tiver um valor maior ou quando chegar à raiz).</text:p>
      <text:p text:style-name="P4"/>
      <text:p text:style-name="P6">2.2.2: Algoritmo de consulta</text:p>
      <text:p text:style-name="P4"/>
      <text:p text:style-name="P4"><text:tab/><text:span text:style-name="T6">O algoritmo de consulta ou exibição segue os seguintes passos:</text:span></text:p>
      <text:p text:style-name="P4">•<text:tab/>Itera sobre os elementos do <text:span text:style-name="T6">vetor </text:span>a partir do índice 0 até o tamanho atual da fila;</text:p>
      <text:p text:style-name="P7">•<text:tab/>Para cada elemento, imprime o valor do elemento e, em seguida, imprime o valor do pai;</text:p>
      <text:p text:style-name="P7">•<text:tab/>Verifica se o filho esquerdo do elemento está dentro do intervalo válido (tamanho da fila);</text:p>
      <text:p text:style-name="P4">•<text:tab/>Se estiver, imprime o valor do filho esquerdo;</text:p>
      <text:p text:style-name="P4">•<text:tab/>Verifica se o filho direito do elemento está dentro do intervalo válido (tamanho da fila);</text:p>
      <text:p text:style-name="P4">•<text:tab/>Se estiver, imprime o valor do filho direito.</text:p>
      <text:p text:style-name="P4"/>
      <text:p text:style-name="P8">2.2.3: Algoritmo de remoção</text:p>
      <text:p text:style-name="P4"/>
      <text:p text:style-name="P4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4">•<text:tab/>Verifica se a fila está vazia. Se estiver vazia, <text:span text:style-name="T8">não permite remover da fila;</text:span></text:p>
      <text:p text:style-name="P4">•<text:tab/>Substitui o elemento da raiz pelo último elemento do <text:span text:style-name="T8">vetor;</text:span></text:p>
      <text:p text:style-name="P4">•<text:tab/>Decrementa o tamanho da fila;</text:p>
      <text:p text:style-name="P4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4">•<text:tab/>Repete o processo até que o elemento esteja na posição correta n<text:span text:style-name="T9">a</text:span> heap (quando seus filhos tiverem valores menores ou quando não tiver mais filhos).</text:p>
      <text:p text:style-name="P4"/>
      <text:p text:style-name="P8">2.2.4: Algoritmo e fórmula para encontrar o nó pai</text:p>
      <text:p text:style-name="P4"/>
      <text:p text:style-name="P4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4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4"/>
      <text:p text:style-name="P9">2.2.5: Algoritmo e fórmula para encontrar o filho esquerdo</text:p>
      <text:p text:style-name="P9"/>
      <text:p text:style-name="P9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4"/>
      <text:p text:style-name="P9">2.2.6: Algoritmo e fórmula para encontrar o filho direito</text:p>
      <text:p text:style-name="P9"/>
      <text:p text:style-name="P9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4"/>
      <text:p text:style-name="P2"><text:span text:style-name="T9">3: </text:span>Fontes</text:p>
      <text:p text:style-name="P1"><text:soft-page-break/></text:p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https://www.youtube.com/watch?v=WCm3TqScBM8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0:48:39.143000000</meta:creation-date>
    <dc:date>2023-06-28T18:54:52.355000000</dc:date>
    <meta:editing-duration>PT2H12M22S</meta:editing-duration>
    <meta:editing-cycles>13</meta:editing-cycles>
    <meta:generator>LibreOffice/7.5.2.2$Windows_X86_64 LibreOffice_project/53bb9681a964705cf672590721dbc85eb4d0c3a2</meta:generator>
    <meta:document-statistic meta:table-count="0" meta:image-count="0" meta:object-count="0" meta:page-count="3" meta:paragraph-count="53" meta:word-count="926" meta:character-count="5388" meta:non-whitespace-character-count="4502"/>
  </office:meta>
</office:document-meta>
</file>